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089cm" svg:y1="14.583cm" svg:x2="10.287cm" svg:y2="14.777cm">
              <text:p/>
            </draw:line>
            <draw:line draw:style-name="gr1" draw:text-style-name="P1" draw:layer="layout" svg:x1="10.091cm" svg:y1="14.782cm" svg:x2="10.29cm" svg:y2="14.588cm">
              <text:p/>
            </draw:line>
          </draw:g>
          <draw:g>
            <draw:line draw:style-name="gr1" draw:text-style-name="P1" draw:layer="layout" svg:x1="7.577cm" svg:y1="15.34cm" svg:x2="7.775cm" svg:y2="15.536cm">
              <text:p/>
            </draw:line>
            <draw:line draw:style-name="gr1" draw:text-style-name="P1" draw:layer="layout" svg:x1="7.579cm" svg:y1="15.539cm" svg:x2="7.777cm" svg:y2="15.345cm">
              <text:p/>
            </draw:line>
          </draw:g>
          <draw:g>
            <draw:line draw:style-name="gr1" draw:text-style-name="P1" draw:layer="layout" svg:x1="12.588cm" svg:y1="13.835cm" svg:x2="12.787cm" svg:y2="14.031cm">
              <text:p/>
            </draw:line>
            <draw:line draw:style-name="gr1" draw:text-style-name="P1" draw:layer="layout" svg:x1="12.592cm" svg:y1="14.037cm" svg:x2="12.79cm" svg:y2="13.841cm">
              <text:p/>
            </draw:line>
          </draw:g>
          <draw:g>
            <draw:line draw:style-name="gr1" draw:text-style-name="P1" draw:layer="layout" svg:x1="8.903cm" svg:y1="15.58cm" svg:x2="9.101cm" svg:y2="15.776cm">
              <text:p/>
            </draw:line>
            <draw:line draw:style-name="gr1" draw:text-style-name="P1" draw:layer="layout" svg:x1="8.905cm" svg:y1="15.781cm" svg:x2="9.103cm" svg:y2="15.585cm">
              <text:p/>
            </draw:line>
          </draw:g>
          <draw:g>
            <draw:line draw:style-name="gr1" draw:text-style-name="P1" draw:layer="layout" svg:x1="10.41cm" svg:y1="15.285cm" svg:x2="10.608cm" svg:y2="15.479cm">
              <text:p/>
            </draw:line>
            <draw:line draw:style-name="gr1" draw:text-style-name="P1" draw:layer="layout" svg:x1="10.412cm" svg:y1="15.484cm" svg:x2="10.61cm" svg:y2="15.29cm">
              <text:p/>
            </draw:line>
          </draw:g>
          <draw:g>
            <draw:line draw:style-name="gr1" draw:text-style-name="P1" draw:layer="layout" svg:x1="8.598cm" svg:y1="13.825cm" svg:x2="8.797cm" svg:y2="14.019cm">
              <text:p/>
            </draw:line>
            <draw:line draw:style-name="gr1" draw:text-style-name="P1" draw:layer="layout" svg:x1="8.602cm" svg:y1="14.024cm" svg:x2="8.8cm" svg:y2="13.828cm">
              <text:p/>
            </draw:line>
          </draw:g>
          <draw:g>
            <draw:line draw:style-name="gr1" draw:text-style-name="P1" draw:layer="layout" svg:x1="11.316cm" svg:y1="14.259cm" svg:x2="11.515cm" svg:y2="14.453cm">
              <text:p/>
            </draw:line>
            <draw:line draw:style-name="gr1" draw:text-style-name="P1" draw:layer="layout" svg:x1="11.318cm" svg:y1="14.458cm" svg:x2="11.517cm" svg:y2="14.264cm">
              <text:p/>
            </draw:line>
          </draw:g>
          <draw:g>
            <draw:line draw:style-name="gr1" draw:text-style-name="P1" draw:layer="layout" svg:x1="11.593cm" svg:y1="15.34cm" svg:x2="11.791cm" svg:y2="15.536cm">
              <text:p/>
            </draw:line>
            <draw:line draw:style-name="gr1" draw:text-style-name="P1" draw:layer="layout" svg:x1="11.595cm" svg:y1="15.539cm" svg:x2="11.793cm" svg:y2="15.345cm">
              <text:p/>
            </draw:line>
          </draw:g>
          <draw:g>
            <draw:line draw:style-name="gr1" draw:text-style-name="P1" draw:layer="layout" svg:x1="9.526cm" svg:y1="14.087cm" svg:x2="9.724cm" svg:y2="14.281cm">
              <text:p/>
            </draw:line>
            <draw:line draw:style-name="gr1" draw:text-style-name="P1" draw:layer="layout" svg:x1="9.528cm" svg:y1="14.287cm" svg:x2="9.726cm" svg:y2="14.093cm">
              <text:p/>
            </draw:line>
          </draw:g>
          <draw:frame draw:style-name="gr2" draw:text-style-name="P3" draw:layer="layout" svg:width="0.739cm" svg:height="0.624cm" svg:x="10.123cm" svg:y="14.246cm">
            <draw:text-box>
              <text:p text:style-name="P2"><text:span text:style-name="T1">N</text:span></text:p>
            </draw:text-box>
          </draw:frame>
          <draw:frame draw:style-name="gr2" draw:text-style-name="P3" draw:layer="layout" svg:width="0.777cm" svg:height="0.624cm" svg:x="8.668cm" svg:y="13.71cm">
            <draw:text-box>
              <text:p text:style-name="P2"><text:span text:style-name="T1">M</text:span></text:p>
            </draw:text-box>
          </draw:frame>
          <draw:frame draw:style-name="gr2" draw:text-style-name="P3" draw:layer="layout" svg:width="0.718cm" svg:height="0.624cm" svg:x="10.367cm" svg:y="15.357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697cm" svg:height="0.624cm" svg:x="11.367cm" svg:y="14.054cm">
            <draw:text-box>
              <text:p text:style-name="P2"><text:span text:style-name="T1">T</text:span></text:p>
            </draw:text-box>
          </draw:frame>
          <draw:frame draw:style-name="gr2" draw:text-style-name="P3" draw:layer="layout" svg:width="0.739cm" svg:height="0.624cm" svg:x="9.575cm" svg:y="13.91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01cm" svg:height="0.624cm" svg:x="8.912cm" svg:y="15.523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0.722cm" svg:height="0.624cm" svg:x="7.61cm" svg:y="15.3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79cm" svg:height="0.624cm" svg:x="12.632cm" svg:y="13.835cm">
            <draw:text-box>
              <text:p text:style-name="P2"><text:span text:style-name="T1">E'</text:span></text:p>
            </draw:text-box>
          </draw:frame>
          <draw:frame draw:style-name="gr2" draw:text-style-name="P3" draw:layer="layout" svg:width="0.811cm" svg:height="0.624cm" svg:x="11.572cm" svg:y="15.47cm">
            <draw:text-box>
              <text:p text:style-name="P2"><text:span text:style-name="T1">C'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4:46.213307952</meta:creation-date>
    <dc:date>2018-04-10T16:06:20.767530350</dc:date>
    <meta:editing-duration>PT1M34S</meta:editing-duration>
    <meta:editing-cycles>1</meta:editing-cycles>
    <meta:document-statistic meta:object-count="37"/>
    <meta:generator>LibreOffice/6.0.0.3$MacOSX_X86_64 LibreOffice_project/64a0f66915f38c6217de274f0aa8e15618924765</meta:generator>
  </office:meta>
</office:document-meta>
</file>